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serie prodotta da William Hanna e Joseph Barbera combina attori in carne e ossa con protagonisti animati: Finn (Michael Shea), Tom Sawyer (Kevin Schultz), Becky Thatcher (Lu Ann Haslam) e Injun Joe (Ted Cassidy) rimangono vittime di un salto temporale all'indietro e cercano una via d'uscita per tornare ai giorni loro nel Missouri, con la complicità di una schiera di amici anch'essi nata dalla china. (Mymovies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5:07:16.669000000</dc:date>
    <meta:editing-duration>PT2S</meta:editing-duration>
    <meta:editing-cycles>1</meta:editing-cycles>
    <meta:document-statistic meta:table-count="0" meta:image-count="0" meta:object-count="0" meta:page-count="1" meta:paragraph-count="1" meta:word-count="67" meta:character-count="417" meta:non-whitespace-character-count="350"/>
    <meta:generator>LibreOffice/7.3.7.2$Windows_X86_64 LibreOffice_project/e114eadc50a9ff8d8c8a0567d6da8f454beeb84f</meta:generator>
  </office:meta>
</office:document-meta>
</file>